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ions.has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toString( Locator location , ObjectModel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stitution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Substitutions( StringTemplateParser stringTemplateParser , Locator location ,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titution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Substitutions( StringTemplateParser stringTemplateParser , Locator location , String strin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Substitutions( StringTemplateParser stringTemplateParser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get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